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4cm" fo:text-align="center" fo:text-indent="0cm"/>
    </style:style>
    <style:style style:name="P5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>Masscollabs Services Introduction<text:line-break/>Licenses AGPLv3+ for software GFDLv1.3+ for Documentation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>Masscollabs is founded in 22 December 2017 as a Free Software and Open Source Project for foundations, companies and everyone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Our main reason to lead a company is not taking advantage of Free Software and Open Source. What we mean we NEVER EXPLOIT software or people.</text:p>
              </text:list-item>
              <text:list-item>
                <text:p>We are a community for other communities and a company for other companies. In other words our culture is called “Ubuntu” which is a person a person for another person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For security reason and choice of design which is influenced by FreeBSD and OpenBSD mainly we have three teams within each organization.</text:p>
              </text:list-item>
              <text:list-item>
                <text:p>Core Team which leads the organization</text:p>
              </text:list-item>
              <text:list-item>
                <text:p>Committers which has the permisson to commit</text:p>
              </text:list-item>
              <text:list-item>
                <text:p>Contributors are newcomers and the people will be trained by Core Team and Committ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re Team is responsible for all activities including GDPR and KVKK and deleting any harmful information</text:p>
              </text:list-item>
              <text:list-item>
                <text:p>Committers are experienced authors and content makers.</text:p>
              </text:list-item>
              <text:list-item>
                <text:p>We take it very serious that newcomers/contributors should be ready for their own practices. And that is why our focus is on training for everyon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list text:style-name="L2">
              <text:list-header>
                <text:p text:style-name="P4">Masscollabs Services Introduction<text:line-break/>Licenses AGPLv3+ for software GFDLv1.3+ for Documentation</text:p>
              </text:list-header>
            </text:list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We provide support for Cloud Computing </text:p>
              </text:list-item>
              <text:list-item>
                <text:p>UNIX Training such as Coreboot/Libreboot, Linux/Linux-libre, FreeBSD and OpenBSD </text:p>
              </text:list-item>
              <text:list-item>
                <text:p><text:s/>Workstation as a Service for Developers and Admins</text:p>
              </text:list-item>
              <text:list-item>
                <text:p>Programming Languages and Frameworks as a Servi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a xlink:href="https://github.com/masscollabs" xlink:type="simple">https://github.com/masscollabs</text:a><text:s/></text:p>
              </text:list-item>
              <text:list-item>
                <text:p><text:a xlink:href="https://github.com/masscollaborationlabs" xlink:type="simple">https://github.com/masscollaborationlabs</text:a></text:p>
              </text:list-item>
              <text:list-item>
                <text:p><text:a xlink:href="https://github.com/amassivus" xlink:type="simple">https://github.com/amassivus</text:a></text:p>
              </text:list-item>
              <text:list-item>
                <text:p><text:a xlink:href="https://github.com/procyberian-linux" xlink:type="simple">https://github.com/procyberian-linux</text:a></text:p>
              </text:list-item>
              <text:list-item>
                <text:p><text:a xlink:href="https://github.com/hwpplayers" xlink:type="simple">https://github.com/hwpplayers</text:a></text:p>
              </text:list-item>
              <text:list-item>
                <text:p><text:a xlink:href="https://github.com/stemics" xlink:type="simple">https://github.com/stemics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5"><text:a xlink:href="https://github.com/masscollabs" xlink:type="simple">https://github.com/masscollabs</text:a><text:s/>is the Company Organization on GitHub</text:p>
              </text:list-item>
              <text:list-item>
                <text:p text:style-name="P5">On this domain we focus only advanced learning stuff and it’s documentation for our teams, and subdomains.</text:p>
              </text:list-item>
              <text:list-item>
                <text:p text:style-name="P5">And also we accept public discussions for company related issu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a xlink:href="https://github.com/masscollaborationlabs" xlink:type="simple">https://github.com/masscollaborationlabs</text:a><text:s/>is our lab service for everyone and where we build software, hardware and do research for science, culture and art and all kind of inform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5"><text:a xlink:href="https://github.com/amassivus" xlink:type="simple">https://github.com/amassivus</text:a><text:s/>is our suite for datacenters and Cloud Providers</text:p>
              </text:list-item>
              <text:list-item>
                <text:p text:style-name="P5">On this domain we include some “third party” software for customizing them within our infrastructure and give back to publi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5"><text:a xlink:href="https://github.com/procyberian-linux" xlink:type="simple">https://github.com/procyberian-linux</text:a><text:s/>is our hackathon and application platform for ALL* software and hardware platfor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 text:style-name="P3">Masscollabs Services Introduction<text:line-break/>Licenses AGPLv3+ for software GFDLv1.3+ for Documentatio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5"><text:a xlink:href="https://github.com/hwpplayers" xlink:type="simple">https://github.com/hwpplayers</text:a><text:s/>is our hackerspace and where we focus on learning and playing with the source code to give feedback and train each oth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list text:style-name="L2">
              <text:list-header>
                <text:p text:style-name="P4">Masscollabs Services Introduction<text:line-break/>Licenses AGPLv3+ for software GFDLv1.3+ for Documentation</text:p>
              </text:list-header>
            </text:list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5"><text:a xlink:href="https://github.com/stemics" xlink:type="simple">https://github.com/stemics</text:a><text:s/>is for newcomers who never experienced our software practic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2:25:56.865392848</meta:creation-date>
    <meta:editing-duration>PT27M53S</meta:editing-duration>
    <meta:editing-cycles>19</meta:editing-cycles>
    <meta:generator>LibreOffice/6.4.6.2$Linux_X86_64 LibreOffice_project/40$Build-2</meta:generator>
    <dc:title>DNA</dc:title>
    <dc:date>2020-12-11T13:48:43.175889300</dc:date>
    <meta:document-statistic meta:object-count="70"/>
  </office:meta>
</office:document-meta>
</file>